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language-asian="de" style:country-asian="DE" style:language-complex="ar" style:country-complex="SA"/>
    </style:style>
    <style:style style:name="P2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3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4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5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6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7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8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9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10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11" style:parent-style-name="Standard" style:family="paragraph">
      <style:paragraph-properties fo:text-align="end"/>
      <style:text-properties style:language-asian="de" style:country-asian="DE" style:language-complex="ar" style:country-complex="SA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20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4895in"/>
          <style:tab-stop style:type="left" style:position="1.9479in"/>
        </style:tab-stops>
      </style:paragraph-properties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break-before="page"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break-before="page"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5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6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7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8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9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9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92" style:parent-style-name="Standard" style:family="paragraph">
      <style:paragraph-properties fo:text-align="justify"/>
    </style:style>
    <style:style style:name="T93" style:parent-style-name="Absatz-Standardschriftart" style:family="text">
      <style:text-properties style:font-name="Liberation Mono" fo:font-size="9pt" style:font-size-asian="9pt" style:font-size-complex="9pt" fo:language="en" fo:country="US"/>
    </style:style>
    <style:style style:name="T94" style:parent-style-name="Absatz-Standardschriftart" style:family="text">
      <style:text-properties style:font-name="Liberation Mono" fo:font-size="9pt" style:font-size-asian="9pt" style:font-size-complex="9pt" fo:language="en" fo:country="US"/>
    </style:style>
    <style:style style:name="T95" style:parent-style-name="Absatz-Standardschriftart" style:family="text">
      <style:text-properties style:font-name="Liberation Mono" fo:font-size="9pt" style:font-size-asian="9pt" style:font-size-complex="9pt" fo:language="en" fo:country="US"/>
    </style:style>
    <style:style style:name="T96" style:parent-style-name="Absatz-Standardschriftart" style:family="text">
      <style:text-properties style:font-name="Liberation Mono" fo:font-size="9pt" style:font-size-asian="9pt" style:font-size-complex="9pt"/>
    </style:style>
    <style:style style:name="P97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98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99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100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101" style:parent-style-name="Standard" style:family="paragraph">
      <style:paragraph-properties fo:text-align="justify"/>
    </style:style>
    <style:style style:name="T102" style:parent-style-name="Absatz-Standardschriftart" style:family="text">
      <style:text-properties style:font-name="Liberation Mono" fo:font-size="9pt" style:font-size-asian="9pt" style:font-size-complex="9pt"/>
    </style:style>
    <style:style style:name="T103" style:parent-style-name="Absatz-Standardschriftart" style:family="text">
      <style:text-properties style:font-name="Liberation Mono" fo:font-size="9pt" style:font-size-asian="9pt" style:font-size-complex="9pt"/>
    </style:style>
    <style:style style:name="T104" style:parent-style-name="Absatz-Standardschriftart" style:family="text">
      <style:text-properties style:font-name="Liberation Mono" fo:font-size="9pt" style:font-size-asian="9pt" style:font-size-complex="9pt" fo:language="en" fo:country="US"/>
    </style:style>
    <style:style style:name="P10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0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0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0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0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1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2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3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4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5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6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7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8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49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50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51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52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53" style:parent-style-name="Standard" style:family="paragraph">
      <style:paragraph-properties fo:text-align="justify"/>
      <style:text-properties style:font-name="Liberation Mono" fo:font-size="9pt" style:font-size-asian="9pt" style:font-size-complex="9pt" fo:language="en" fo:country="US"/>
    </style:style>
    <style:style style:name="P154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155" style:parent-style-name="Standard" style:family="paragraph">
      <style:paragraph-properties fo:text-align="justify"/>
      <style:text-properties style:font-name="Liberation Mono" fo:font-size="9pt" style:font-size-asian="9pt" style:font-size-complex="9pt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4" style:parent-style-name="Standard" style:family="paragraph">
      <style:paragraph-properties fo:text-align="justify"/>
      <style:text-properties fo:language="en" fo:country="US"/>
    </style:style>
    <style:style style:name="P205" style:parent-style-name="Standard" style:family="paragraph">
      <style:paragraph-properties fo:text-align="justify"/>
      <style:text-properties fo:language="en" fo:country="US"/>
    </style:style>
    <style:style style:name="P206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19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Standard"/>
      <text:p text:style-name="P13"/>
      <text:p text:style-name="P14">KURZANLEITUNG</text:p>
      <text:p text:style-name="P15"/>
      <text:p text:style-name="P16">Computergrafik II</text:p>
      <text:p text:style-name="P17"/>
      <text:p text:style-name="P18">Simple Implementation des</text:p>
      <text:p text:style-name="P19">Raytracing-Verfahrens</text:p>
      <text:p text:style-name="Standard"/>
      <text:p text:style-name="Standard"/>
      <text:p text:style-name="Standard"/>
      <text:p text:style-name="Standard"/>
      <text:p text:style-name="Standard"/>
      <text:p text:style-name="Standard">von</text:p>
      <text:p text:style-name="P20"><text:tab/>Simon Bekemeier<text:tab/>(Matr.<text:s/>xxxxxx)</text:p>
      <text:p text:style-name="P21"><text:tab/>Kevin<text:s/>xxxxxx<text:tab/>(Matr.<text:s/>xxxxxx)</text:p>
      <text:p text:style-name="P22"/>
      <text:p text:style-name="P23"/>
      <text:p text:style-name="P24">Prüfer:</text:p>
      <text:p text:style-name="P25"><text:tab/>Prof. Dr.<text:s/>xxxx.<text:s/>xxxxxx<text:s/>xxxxxx</text:p>
      <text:p text:style-name="Standard"/>
      <text:p text:style-name="Standard"/>
      <text:p text:style-name="Standard"/>
      <text:p text:style-name="Standard"/>
      <text:p text:style-name="Standard"/>
      <text:p text:style-name="P26">Das folgende Dokument beschreibt die Bedienung der im Rahmen der Vorlesung Computergrafik II im Sommersemester 2014 als Hausarbeit entwickelten Implementation des Raytracing-Verfahrens.</text:p>
      <text:soft-page-break/>
      <text:p text:style-name="P27">Diese Anwendung verwendet folgende externe Bibliotheken:</text:p>
      <text:p text:style-name="P28"/>
      <text:p text:style-name="P29">Eigen 3</text:p>
      <text:p text:style-name="P30"><text:tab/>http://eigen.tuxfamily.org</text:p>
      <text:p text:style-name="P31"/>
      <text:p text:style-name="P32">EasyBMP</text:p>
      <text:p text:style-name="P33"><text:tab/>http://easybmp.sourceforge.net/</text:p>
      <text:p text:style-name="P34"/>
      <text:p text:style-name="P35">Mini-XML</text:p>
      <text:p text:style-name="P36"><text:tab/>http://www.msweet.org/projects.php?Z3</text:p>
      <text:p text:style-name="P37"/>
      <text:p text:style-name="P38">(Stand der Adressen: 16. September 2014)</text:p>
      <text:p text:style-name="P39"/>
      <text:p text:style-name="P40">Die Bibliothek EasyBMP ist in den Quellen der vorliegenden Anwendung enthalten<text:s/>und bedarf keiner zusätzlichen Konfiguration.</text:p>
      <text:p text:style-name="P41"/>
      <text:p text:style-name="P42">Die Bibliotheken Eigen 3 und Mini-XML müssen, entsprechend der auf den Webseiten vorhandenen Dokumentationen, zur Kompilierung bzw. Ausführung der Anwendung installiert und / oder konfiguriert werden.</text:p>
      <text:soft-page-break/>
      <text:p text:style-name="P43">Das Programm sollte über die Kommandozeile gestartet werden, weil es ohne übergebene Parameter nur einen kurzen Hilfstext ausgibt und sich dann beendet.</text:p>
      <text:p text:style-name="P44"/>
      <text:p text:style-name="P45">Die gewöhnliche Benutzung erfordert die Angabe einer Modelldatei im xml-Format und einer Ausgabedatei im bmp-Format in dieser Reihenfolge.</text:p>
      <text:p text:style-name="P46">Die Ausgabedatei muss nicht existieren und wird erzeugt.</text:p>
      <text:p text:style-name="P47"/>
      <text:p text:style-name="P48">Es folgt ein Beispiel für eine gültige .xml Modelldatei:</text:p>
      <text:p text:style-name="P49"/>
      <text:p text:style-name="P50">&lt;?xml version="1.0" encoding="utf-8"?&gt;</text:p>
      <text:p text:style-name="P51">&lt;conf&gt;</text:p>
      <text:p text:style-name="P52"><text:tab/>&lt;lighting&gt;1.000000&lt;/lighting&gt;</text:p>
      <text:p text:style-name="P53"><text:tab/>&lt;lighting_rnd_normal&gt;0.000000&lt;/lighting_rnd_normal&gt;</text:p>
      <text:p text:style-name="P54"><text:tab/>&lt;no_progress&gt;1.000000&lt;/no_progress&gt;</text:p>
      <text:p text:style-name="P55"><text:tab/>&lt;reflection&gt;0.000000&lt;/reflection&gt;</text:p>
      <text:p text:style-name="P56">&lt;/conf&gt;</text:p>
      <text:p text:style-name="P57">&lt;B&gt;</text:p>
      <text:p text:style-name="P58"><text:tab/>&lt;x&gt;1.000000&lt;/x&gt;</text:p>
      <text:p text:style-name="P59"><text:tab/>&lt;y&gt;0.000000&lt;/y&gt;</text:p>
      <text:p text:style-name="P60"><text:tab/>&lt;z&gt;0.000000&lt;/z&gt;</text:p>
      <text:p text:style-name="P61">&lt;/B&gt;</text:p>
      <text:p text:style-name="P62">&lt;S&gt;</text:p>
      <text:p text:style-name="P63"><text:tab/>&lt;x&gt;1.000000&lt;/x&gt;</text:p>
      <text:p text:style-name="P64"><text:tab/>&lt;y&gt;0.000000&lt;/y&gt;</text:p>
      <text:p text:style-name="P65"><text:tab/>&lt;z&gt;0.000000&lt;/z&gt;</text:p>
      <text:p text:style-name="P66">&lt;/S&gt;</text:p>
      <text:p text:style-name="P67">&lt;U&gt;</text:p>
      <text:p text:style-name="P68"><text:tab/>&lt;x&gt;0.000000&lt;/x&gt;</text:p>
      <text:p text:style-name="P69"><text:tab/>&lt;y&gt;1.000000&lt;/y&gt;</text:p>
      <text:p text:style-name="P70"><text:tab/>&lt;z&gt;0.000000&lt;/z&gt;</text:p>
      <text:p text:style-name="P71">&lt;/U&gt;</text:p>
      <text:p text:style-name="P72">&lt;w&gt;10.000000&lt;/w&gt;</text:p>
      <text:p text:style-name="P73">&lt;r&gt;1.333333&lt;/r&gt;</text:p>
      <text:p text:style-name="P74">&lt;nx&gt;256.000000&lt;/nx&gt;</text:p>
      <text:p text:style-name="P75">&lt;ny&gt;192.000000&lt;/ny&gt;</text:p>
      <text:p text:style-name="P76">&lt;triangles_count&gt;1.000000&lt;/triangles_count&gt;</text:p>
      <text:p text:style-name="P77">&lt;triangles&gt;</text:p>
      <text:p text:style-name="P78"><text:tab/>&lt;triangle&gt;</text:p>
      <text:p text:style-name="P79"><text:tab/><text:tab/>&lt;color&gt;</text:p>
      <text:p text:style-name="P80"><text:tab/><text:tab/><text:tab/>&lt;red&gt;</text:p>
      <text:p text:style-name="P81"><text:tab/><text:tab/><text:tab/>0.000000&lt;/red&gt;</text:p>
      <text:p text:style-name="P82"><text:tab/><text:tab/><text:tab/>&lt;green&gt;</text:p>
      <text:p text:style-name="P83"><text:tab/><text:tab/><text:tab/>1.000000&lt;/green&gt;</text:p>
      <text:p text:style-name="P84"><text:tab/><text:tab/><text:tab/>&lt;blue&gt;</text:p>
      <text:p text:style-name="P85"><text:tab/><text:tab/><text:tab/>0.000000&lt;/blue&gt;</text:p>
      <text:p text:style-name="P86"><text:tab/><text:tab/><text:tab/>&lt;alpha&gt;</text:p>
      <text:p text:style-name="P87"><text:tab/><text:tab/><text:tab/>1.000000&lt;/alpha&gt;</text:p>
      <text:p text:style-name="P88"><text:tab/><text:tab/>&lt;/color&gt;</text:p>
      <text:p text:style-name="P89"><text:tab/><text:tab/>&lt;normal&gt;</text:p>
      <text:p text:style-name="P90"><text:tab/><text:tab/><text:tab/>&lt;x&gt;</text:p>
      <text:p text:style-name="P91"><text:tab/><text:tab/><text:tab/>-1.000000&lt;/x&gt;</text:p>
      <text:p text:style-name="P92"><text:span text:style-name="T93"><text:tab/></text:span><text:span text:style-name="T94"><text:tab/></text:span><text:span text:style-name="T95"><text:tab/></text:span><text:span text:style-name="T96">&lt;y&gt;</text:span></text:p>
      <text:p text:style-name="P97"><text:tab/><text:tab/><text:tab/>0.000000&lt;/y&gt;</text:p>
      <text:p text:style-name="P98"><text:tab/><text:tab/><text:tab/>&lt;z&gt;</text:p>
      <text:p text:style-name="P99"><text:tab/><text:tab/><text:tab/>0.000000&lt;/z&gt;</text:p>
      <text:p text:style-name="P100"><text:tab/><text:tab/>&lt;/normal&gt;</text:p>
      <text:p text:style-name="P101"><text:span text:style-name="T102"><text:tab/></text:span><text:span text:style-name="T103"><text:tab/></text:span><text:span text:style-name="T104">&lt;p0&gt;</text:span></text:p>
      <text:p text:style-name="P105"><text:tab/><text:tab/><text:tab/>&lt;x&gt;</text:p>
      <text:p text:style-name="P106"><text:tab/><text:tab/><text:tab/>3.000000&lt;/x&gt;</text:p>
      <text:p text:style-name="P107"><text:tab/><text:tab/><text:tab/>&lt;y&gt;</text:p>
      <text:soft-page-break/>
      <text:p text:style-name="P108"><text:tab/><text:tab/><text:tab/>0.000000&lt;/y&gt;</text:p>
      <text:p text:style-name="P109"><text:tab/><text:tab/><text:tab/>&lt;z&gt;</text:p>
      <text:p text:style-name="P110"><text:tab/><text:tab/><text:tab/>2.000000&lt;/z&gt;</text:p>
      <text:p text:style-name="P111"><text:tab/><text:tab/>&lt;/p0&gt;</text:p>
      <text:p text:style-name="P112"><text:tab/><text:tab/>&lt;p1&gt;</text:p>
      <text:p text:style-name="P113"><text:tab/><text:tab/><text:tab/>&lt;x&gt;</text:p>
      <text:p text:style-name="P114"><text:tab/><text:tab/><text:tab/>3.000000&lt;/x&gt;</text:p>
      <text:p text:style-name="P115"><text:tab/><text:tab/><text:tab/>&lt;y&gt;</text:p>
      <text:p text:style-name="P116"><text:tab/><text:tab/><text:tab/>2.000000&lt;/y&gt;</text:p>
      <text:p text:style-name="P117"><text:tab/><text:tab/><text:tab/>&lt;z&gt;</text:p>
      <text:p text:style-name="P118"><text:tab/><text:tab/><text:tab/>1.000000&lt;/z&gt;</text:p>
      <text:p text:style-name="P119"><text:tab/><text:tab/>&lt;/p1&gt;</text:p>
      <text:p text:style-name="P120"><text:tab/><text:tab/>&lt;p2&gt;</text:p>
      <text:p text:style-name="P121"><text:tab/><text:tab/><text:tab/>&lt;x&gt;</text:p>
      <text:p text:style-name="P122"><text:tab/><text:tab/><text:tab/>3.000000&lt;/x&gt;</text:p>
      <text:p text:style-name="P123"><text:tab/><text:tab/><text:tab/>&lt;y&gt;</text:p>
      <text:p text:style-name="P124"><text:tab/><text:tab/><text:tab/>0.000000&lt;/y&gt;</text:p>
      <text:p text:style-name="P125"><text:tab/><text:tab/><text:tab/>&lt;z&gt;</text:p>
      <text:p text:style-name="P126"><text:tab/><text:tab/><text:tab/>0.000000&lt;/z&gt;</text:p>
      <text:p text:style-name="P127"><text:tab/><text:tab/>&lt;/p2&gt;</text:p>
      <text:p text:style-name="P128"><text:tab/><text:tab/>&lt;reflection&gt;0.000000&lt;/reflection&gt;</text:p>
      <text:p text:style-name="P129"><text:tab/>&lt;/triangle&gt;</text:p>
      <text:p text:style-name="P130">&lt;/triangles&gt;</text:p>
      <text:p text:style-name="P131">&lt;lightsources_count&gt;</text:p>
      <text:p text:style-name="P132">1.000000&lt;/lightsources_count&gt;</text:p>
      <text:p text:style-name="P133">&lt;lightsources&gt;</text:p>
      <text:p text:style-name="P134"><text:tab/>&lt;lightsource&gt;</text:p>
      <text:p text:style-name="P135"><text:tab/><text:tab/>&lt;color&gt;</text:p>
      <text:p text:style-name="P136"><text:tab/><text:tab/><text:tab/>&lt;red&gt;</text:p>
      <text:p text:style-name="P137"><text:tab/><text:tab/><text:tab/>1.000000&lt;/red&gt;</text:p>
      <text:p text:style-name="P138"><text:tab/><text:tab/><text:tab/>&lt;green&gt;</text:p>
      <text:p text:style-name="P139"><text:tab/><text:tab/><text:tab/>1.000000&lt;/green&gt;</text:p>
      <text:p text:style-name="P140"><text:tab/><text:tab/><text:tab/>&lt;blue&gt;</text:p>
      <text:p text:style-name="P141"><text:tab/><text:tab/><text:tab/>1.000000&lt;/blue&gt;</text:p>
      <text:p text:style-name="P142"><text:tab/><text:tab/><text:tab/>&lt;alpha&gt;</text:p>
      <text:p text:style-name="P143"><text:tab/><text:tab/><text:tab/>0.000000&lt;/alpha&gt;</text:p>
      <text:p text:style-name="P144"><text:tab/><text:tab/>&lt;/color&gt;</text:p>
      <text:p text:style-name="P145"><text:tab/><text:tab/>&lt;p&gt;</text:p>
      <text:p text:style-name="P146"><text:tab/><text:tab/><text:tab/>&lt;x&gt;</text:p>
      <text:p text:style-name="P147"><text:tab/><text:tab/><text:tab/>0.000000&lt;/x&gt;</text:p>
      <text:p text:style-name="P148"><text:tab/><text:tab/><text:tab/>&lt;y&gt;</text:p>
      <text:p text:style-name="P149"><text:tab/><text:tab/><text:tab/>0.000000&lt;/y&gt;</text:p>
      <text:p text:style-name="P150"><text:tab/><text:tab/><text:tab/>&lt;z&gt;</text:p>
      <text:p text:style-name="P151"><text:tab/><text:tab/><text:tab/>2.000000&lt;/z&gt;</text:p>
      <text:p text:style-name="P152"><text:tab/><text:tab/>&lt;/p&gt;</text:p>
      <text:p text:style-name="P153"><text:tab/>&lt;/lightsource&gt;</text:p>
      <text:p text:style-name="P154">&lt;/lightsources&gt;</text:p>
      <text:p text:style-name="P155"/>
      <text:p text:style-name="P156"/>
      <text:p text:style-name="P157">Die .xml Modelldatei besteht aus vielen teilweise verschachtelten Elementen.</text:p>
      <text:p text:style-name="P158">Jedes<text:s/>Element wird mit einem Beginn-Auszeichner begonnen und mit einem End-Auszeichner abgeschlossen.</text:p>
      <text:p text:style-name="P159">&lt;element1&gt;...&lt;/element1&gt;</text:p>
      <text:p text:style-name="P160">Dazwischen steht entweder ein Wert oder stehen weitere Elemente.</text:p>
      <text:p text:style-name="P161"/>
      <text:p text:style-name="P162">Es folgen die Erklärungen der Elemente:</text:p>
      <text:p text:style-name="P163"/>
      <text:p text:style-name="P164">conf</text:p>
      <text:p text:style-name="P165">Die Elemente in conf können die Werte Null oder Eins annehmen und aktivieren oder deaktivieren somit verschiedene Effekte bei der Berechnung.</text:p>
      <text:p text:style-name="P166"/>
      <text:p text:style-name="P167">lighting</text:p>
      <text:p text:style-name="P168">Berechnung diffuser Reflexionen unabhängig vom Ort des Betrachters.</text:p>
      <text:p text:style-name="P169"/>
      <text:p text:style-name="P170">lighting_rnd_normal</text:p>
      <text:p text:style-name="P171">Normalen werden nicht mehr aus den<text:s/>Koordinaten des Dreiecks sondern zufällig berechnet.</text:p>
      <text:p text:style-name="P172"/>
      <text:p text:style-name="P173">no_progress</text:p>
      <text:p text:style-name="P174">Verbergen des aktuellen Fortschritts.</text:p>
      <text:p text:style-name="P175"/>
      <text:p text:style-name="P176"/>
      <text:p text:style-name="P177">reflection</text:p>
      <text:p text:style-name="P178">Berechnung gerichteter Reflexionen abhängig vom Ort des Betrachters.</text:p>
      <text:p text:style-name="P179"/>
      <text:p text:style-name="P180">B</text:p>
      <text:p text:style-name="P181">Vektor vom Nullpunkt zum Kamerapunkt.</text:p>
      <text:p text:style-name="P182"/>
      <text:p text:style-name="P183">S</text:p>
      <text:p text:style-name="P184">Vektor vom Kamerapunkt<text:s/>zum Mittelpunkt des Sichtfensters.</text:p>
      <text:p text:style-name="P185"/>
      <text:p text:style-name="P186">U</text:p>
      <text:p text:style-name="P187">Richtungsvektor der Vertikalachse der Kamera.</text:p>
      <text:p text:style-name="P188"/>
      <text:p text:style-name="P189">w</text:p>
      <text:p text:style-name="P190">Breite des Sichtfensters in Einheiten des Modells (nicht Bildpunkte).</text:p>
      <text:p text:style-name="P191"/>
      <text:p text:style-name="P192">r</text:p>
      <text:p text:style-name="P193">Bildseitenverhältniss.</text:p>
      <text:p text:style-name="P194"/>
      <text:p text:style-name="P195">nx/ny</text:p>
      <text:p text:style-name="P196">Fensterbreite/-höhe in Bildpunkten.</text:p>
      <text:p text:style-name="P197">triangles_count</text:p>
      <text:p text:style-name="P198">Anzahl<text:s/>der angegebenen Dreiecke. Es ist sehr wichtig, dass dieser Wert mit der Anzahl der angegebenen Dreiecke übereinstimmt.</text:p>
      <text:p text:style-name="P199"/>
      <text:p text:style-name="P200">triangles</text:p>
      <text:p text:style-name="P201">Wurzelelement für die Dreiecke. Hier werden ein oder mehrere Dreiecke definiert.</text:p>
      <text:p text:style-name="P202"/>
      <text:p text:style-name="P203">triangle</text:p>
      <text:p text:style-name="P204">Ein Dreieck.</text:p>
      <text:p text:style-name="P205"/>
      <text:p text:style-name="P206">color(red, green,<text:s/>blue, alpha)</text:p>
      <text:p text:style-name="P207">Hier wird die Farbe und der Alpha-Kanal des Dreiecks definiert. Gültig sind Werte von Null bis Eins. Der Alpha-Kanal beeinflusst noch nicht die Berechnung.</text:p>
      <text:p text:style-name="P208"/>
      <text:p text:style-name="P209">p0-2</text:p>
      <text:p text:style-name="P210">Hier werden die xyz-Koordinaten der drei Ecken des Dreiecks definiert. Für die Berechnung ist es wichtig, dass man die Koordinaten entgegen dem Uhrzeigersinn definiert, wenn man die beleuchtete Oberseite betrachtet.</text:p>
      <text:p text:style-name="P211"/>
      <text:p text:style-name="P212">reflection</text:p>
      <text:p text:style-name="P213">Hier wird die Reflexionsfähigkeit des Dreiecks definiert. Gültig sind Werte von Null bis Eins.</text:p>
      <text:p text:style-name="P214"/>
      <text:p text:style-name="P215">lightsources_count</text:p>
      <text:p text:style-name="P216">Hier wird die Anzahl an definierten Lichtquellen angegeben.</text:p>
      <text:p text:style-name="P217"/>
      <text:p text:style-name="P218">lightsource</text:p>
      <text:p text:style-name="P219">Die Lichtquelle wird aus einem color-Element und einem Ursprungsvektor p definie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on Bekemeier</meta:initial-creator>
    <dc:creator>Simon Bekemeier</dc:creator>
    <meta:creation-date>2014-08-27T15:30:00Z</meta:creation-date>
    <dc:date>2020-06-14T07:45:00Z</dc:date>
    <meta:template xlink:href="Normal.dotm" xlink:type="simple"/>
    <meta:editing-cycles>4</meta:editing-cycles>
    <meta:editing-duration>PT0S</meta:editing-duration>
    <meta:document-statistic meta:page-count="6" meta:paragraph-count="9" meta:word-count="657" meta:character-count="4788" meta:row-count="34" meta:non-whitespace-character-count="4140"/>
  </office:meta>
</office:document-meta>
</file>